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bles_20_1_2013_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>
            <text:p>Economics</text:p>
          </table:table-cell>
          <table:table-cell table:style-name="ce1" table:number-columns-repeated="2"/>
          <table:table-cell table:style-name="ce1" office:value-type="string" calcext:value-type="string">
            <text:p>Sociology</text:p>
          </table:table-cell>
          <table:table-cell table:number-columns-repeated="3"/>
          <table:table-cell table:style-name="ce4" office:value-type="string" calcext:value-type="string">
            <text:p>Annals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span text:style-name="T1">With </text:span><text:span text:style-name="T2">Annals</text:span></text:p>
          </table:table-cell>
          <table:table-cell table:style-name="ce2" office:value-type="string" calcext:value-type="string">
            <text:p><text:span text:style-name="T1">Without </text:span><text:span text:style-name="T2">Annals</text:span></text:p>
          </table:table-cell>
          <table:table-cell table:style-name="ce1"/>
          <table:table-cell table:style-name="ce1" office:value-type="string" calcext:value-type="string">
            <text:p><text:span text:style-name="T1">With </text:span><text:span text:style-name="T2">Annals</text:span></text:p>
          </table:table-cell>
          <table:table-cell table:style-name="ce2" office:value-type="string" calcext:value-type="string">
            <text:p><text:span text:style-name="T1">Without </text:span><text:span text:style-name="T2">Annals</text:span></text:p>
          </table:table-cell>
          <table:table-cell table:style-name="ce1" table:number-columns-repeated="9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Karl Marx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[.B3]-[.$I3]" office:value-type="float" office:value="57" calcext:value-type="float">
            <text:p>57</text:p>
          </table:table-cell>
          <table:table-cell table:style-name="ce3" table:formula="of:=([.C3]-[.B3])/[.B3]*100" office:value-type="float" office:value="-16.1764705882353" calcext:value-type="float">
            <text:p>-1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E3]-[.$I3]" office:value-type="float" office:value="19" calcext:value-type="float">
            <text:p>19</text:p>
          </table:table-cell>
          <table:table-cell table:style-name="ce3" table:formula="of:=([.F3]-[.E3])/[.E3]*100" office:value-type="float" office:value="-36.6666666666667" calcext:value-type="float">
            <text:p>-3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Adam Smith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formula="of:=[.B4]-[.$I4]" office:value-type="float" office:value="197" calcext:value-type="float">
            <text:p>197</text:p>
          </table:table-cell>
          <table:table-cell table:style-name="ce3" table:formula="of:=([.C4]-[.B4])/[.B4]*100" office:value-type="float" office:value="-8.7962962962963" calcext:value-type="float">
            <text:p>-9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E4]-[.$I4]" office:value-type="float" office:value="26" calcext:value-type="float">
            <text:p>26</text:p>
          </table:table-cell>
          <table:table-cell table:style-name="ce3" table:formula="of:=([.F4]-[.E4])/[.E4]*100" office:value-type="float" office:value="-42.2222222222222" calcext:value-type="float">
            <text:p>-4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John Stuart Mill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[.B5]-[.$I5]" office:value-type="float" office:value="61" calcext:value-type="float">
            <text:p>61</text:p>
          </table:table-cell>
          <table:table-cell table:style-name="ce3" table:formula="of:=([.C5]-[.B5])/[.B5]*100" office:value-type="float" office:value="-11.5942028985507" calcext:value-type="float">
            <text:p>-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E5]-[.$I5]" office:value-type="float" office:value="12" calcext:value-type="float">
            <text:p>12</text:p>
          </table:table-cell>
          <table:table-cell table:style-name="ce3" table:formula="of:=([.F5]-[.E5])/[.E5]*100" office:value-type="float" office:value="-40" calcext:value-type="float">
            <text:p>-4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Herbert Spencer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[.B6]-[.$I6]" office:value-type="float" office:value="24" calcext:value-type="float">
            <text:p>24</text:p>
          </table:table-cell>
          <table:table-cell table:style-name="ce3" table:formula="of:=([.C6]-[.B6])/[.B6]*100" office:value-type="float" office:value="-25" calcext:value-type="float">
            <text:p>-25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[.E6]-[.$I6]" office:value-type="float" office:value="27" calcext:value-type="float">
            <text:p>27</text:p>
          </table:table-cell>
          <table:table-cell table:style-name="ce3" table:formula="of:=([.F6]-[.E6])/[.E6]*100" office:value-type="float" office:value="-22.8571428571429" calcext:value-type="float">
            <text:p>-2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Henry George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[.B7]-[.$I7]" office:value-type="float" office:value="45" calcext:value-type="float">
            <text:p>45</text:p>
          </table:table-cell>
          <table:table-cell table:style-name="ce3" table:formula="of:=([.C7]-[.B7])/[.B7]*100" office:value-type="float" office:value="-19.6428571428571" calcext:value-type="float">
            <text:p>-2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E7]-[.$I7]" office:value-type="float" office:value="5" calcext:value-type="float">
            <text:p>5</text:p>
          </table:table-cell>
          <table:table-cell table:style-name="ce3" table:formula="of:=([.F7]-[.E7])/[.E7]*100" office:value-type="float" office:value="-68.75" calcext:value-type="float">
            <text:p>-69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Thomas Malthu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8]-[.$I8]" office:value-type="float" office:value="1" calcext:value-type="float">
            <text:p>1</text:p>
          </table:table-cell>
          <table:table-cell table:style-name="ce3" table:formula="of:=([.C8]-[.B8])/[.B8]*10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8]-[.$I8]" office:value-type="float" office:value="1" calcext:value-type="float">
            <text:p>1</text:p>
          </table:table-cell>
          <table:table-cell table:style-name="ce3" table:formula="of:=([.F8]-[.E8])/[.E8]*100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Jean-Baptiste Say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9]-[.$I9]" office:value-type="float" office:value="0" calcext:value-type="float">
            <text:p>0</text:p>
          </table:table-cell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formula="of:=[.E9]-[.$I9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David Ricardo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0]-[.$I10]" office:value-type="float" office:value="15" calcext:value-type="float">
            <text:p>15</text:p>
          </table:table-cell>
          <table:table-cell table:style-name="ce3" table:formula="of:=([.C10]-[.B10])/[.B10]*10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10]-[.$I10]" office:value-type="float" office:value="1" calcext:value-type="float">
            <text:p>1</text:p>
          </table:table-cell>
          <table:table-cell table:style-name="ce3" table:formula="of:=([.F10]-[.E10])/[.E10]*100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W. Stanley Jevons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B11]-[.$I11]" office:value-type="float" office:value="4" calcext:value-type="float">
            <text:p>4</text:p>
          </table:table-cell>
          <table:table-cell table:style-name="ce3" table:formula="of:=([.C11]-[.B11])/[.B11]*100" office:value-type="float" office:value="-33.3333333333333" calcext:value-type="float">
            <text:p>-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E11]-[.$I11]" office:value-type="float" office:value="0" calcext:value-type="float">
            <text:p>0</text:p>
          </table:table-cell>
          <table:table-cell table:style-name="ce3" table:formula="of:=([.F11]-[.E11])/[.E11]*100" office:value-type="float" office:value="-100" calcext:value-type="float">
            <text:p>-1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"/>
          <table:table-cell table:style-name="ce1" table:number-columns-repeated="5"/>
        </table:table-row>
        <table:table-row table:style-name="ro1">
          <table:table-cell office:value-type="string" calcext:value-type="string">
            <text:p>Alfred Marshall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2]-[.$I12]" office:value-type="float" office:value="15" calcext:value-type="float">
            <text:p>15</text:p>
          </table:table-cell>
          <table:table-cell table:style-name="ce3" table:formula="of:=([.C12]-[.B12])/[.B12]*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12]-[.$I12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Carl Menge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3]-[.$I13]" office:value-type="float" office:value="0" calcext:value-type="float">
            <text:p>0</text:p>
          </table:table-cell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formula="of:=[.E13]-[.$I13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Philip Wicksteed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B14]-[.$I14]" office:value-type="float" office:value="4" calcext:value-type="float">
            <text:p>4</text:p>
          </table:table-cell>
          <table:table-cell table:style-name="ce3" table:formula="of:=([.C14]-[.B14])/[.B14]*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14]-[.$I14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Eugen von Bohn Bawer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15]-[.$I15]" office:value-type="float" office:value="3" calcext:value-type="float">
            <text:p>3</text:p>
          </table:table-cell>
          <table:table-cell table:style-name="ce3" table:formula="of:=([.C15]-[.B15])/[.B15]*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15]-[.$I15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Johann Karl Rodbertus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6]-[.$I16]" office:value-type="float" office:value="0" calcext:value-type="float">
            <text:p>0</text:p>
          </table:table-cell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formula="of:=[.E16]-[.$I16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Ferdinand Lassalle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B17]-[.$I17]" office:value-type="float" office:value="7" calcext:value-type="float">
            <text:p>7</text:p>
          </table:table-cell>
          <table:table-cell table:style-name="ce3" table:formula="of:=([.C17]-[.B17])/[.B17]*10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E17]-[.$I17]" office:value-type="float" office:value="2" calcext:value-type="float">
            <text:p>2</text:p>
          </table:table-cell>
          <table:table-cell table:style-name="ce3" table:formula="of:=([.F17]-[.E17])/[.E17]*100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 table:number-rows-repeated="1048558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8" number:min-decimal-places="8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tro" style:display-name="PageStyle_Intr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les_20_1_2013_3" style:display-name="PageStyle_Tables 1–3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igures_20_1_20_and_20_2" style:display-name="PageStyle_Figures 1 and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2:40:27</meta:creation-date>
    <dc:language>en-GB</dc:language>
    <dc:date>2024-10-28T19:43:58.892202051</dc:date>
    <meta:editing-cycles>52</meta:editing-cycles>
    <meta:editing-duration>P10DT1H55M35S</meta:editing-duration>
    <meta:generator>LibreOffice/24.2.6.2$MacOSX_X86_64 LibreOffice_project/ef66aa7e36a1bb8e65bfbc63aba53045a14d0871</meta:generator>
    <meta:document-statistic meta:table-count="1" meta:cell-count="118" meta:object-count="0"/>
    <meta:user-defined meta:name="AppVersion">15.0000</meta:user-defined>
  </office:meta>
</office:document-meta>
</file>